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" style:family="table-cell" style:parent-style-name="Default">
      <style:text-properties style:font-name="Ubuntu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none" fo:padding="2.01pt" style:rotation-align="none"/>
      <style:text-properties style:font-name="Ubuntu" fo:font-size="10.5pt" style:font-size-asian="10.5pt" style:font-size-complex="10.5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exam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Емил Кирилов Кирилов</text:p>
          </table:table-cell>
          <table:table-cell table:style-name="ce4" office:value-type="float" office:value="61763" calcext:value-type="float">
            <text:p>61763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4.45" calcext:value-type="float">
            <text:p>4.45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2" table:style-name="ce7" office:value-type="float" office:value="3.25" calcext:value-type="float">
            <text:p>3.25</text:p>
          </table:table-cell>
          <table:table-cell table:style-name="ce7" office:value-type="float" office:value="3.88" calcext:value-type="float">
            <text:p>3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 Грозданов Китановски</text:p>
          </table:table-cell>
          <table:table-cell table:style-name="ce4" office:value-type="float" office:value="61764" calcext:value-type="float">
            <text:p>6176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7" office:value-type="float" office:value="4" calcext:value-type="float">
            <text:p>4.0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3]+0.25*[.F3]+0.5*[.G3]" office:value-type="float" office:value="3.0625" calcext:value-type="float">
            <text:p>3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на Недялкова Дякова</text:p>
          </table:table-cell>
          <table:table-cell table:style-name="ce4" office:value-type="float" office:value="61765" calcext:value-type="float">
            <text:p>61765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3.7" calcext:value-type="float">
            <text:p>3.7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table:formula="of:=0.25*[.E4]+0.25*[.F4]+0.5*[.G4]" office:value-type="float" office:value="4.125" calcext:value-type="float">
            <text:p>4.1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я Петева Петрова</text:p>
          </table:table-cell>
          <table:table-cell table:style-name="ce4" office:value-type="float" office:value="61766" calcext:value-type="float">
            <text:p>6176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table:formula="of:=0.25*[.E5]+0.25*[.F5]+0.5*[.G5]" office:value-type="float" office:value="3.75" calcext:value-type="float">
            <text:p>3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Наталия Сашова Игнатова</text:p>
          </table:table-cell>
          <table:table-cell table:style-name="ce4" office:value-type="float" office:value="61767" calcext:value-type="float">
            <text:p>6176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2" table:style-name="ce7" office:value-type="float" office:value="4" calcext:value-type="float">
            <text:p>4.00</text:p>
          </table:table-cell>
          <table:table-cell table:style-name="ce7" table:formula="of:=0.25*[.E6]+0.25*[.F6]+0.5*[.G6]" office:value-type="float" office:value="4.1875" calcext:value-type="float">
            <text:p>4.1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вгени Стефанов Стойков</text:p>
          </table:table-cell>
          <table:table-cell table:style-name="ce4" office:value-type="float" office:value="61769" calcext:value-type="float">
            <text:p>61769</text:p>
          </table:table-cell>
          <table:table-cell table:style-name="ce5" office:value-type="float" office:value="4.45" calcext:value-type="float">
            <text:p>4.45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3.5" calcext:value-type="float">
            <text:p>3.50</text:p>
          </table:table-cell>
          <table:table-cell table:style-name="ce7" table:formula="of:=0.25*[.E7]+0.25*[.F7]+0.5*[.G7]" office:value-type="float" office:value="2.75" calcext:value-type="float">
            <text:p>2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аяна Венциславова Карамитева</text:p>
          </table:table-cell>
          <table:table-cell table:style-name="ce4" office:value-type="float" office:value="61770" calcext:value-type="float">
            <text:p>61770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2" table:style-name="ce7" office:value-type="float" office:value="6" calcext:value-type="float">
            <text:p>6.00</text:p>
          </table:table-cell>
          <table:table-cell table:style-name="ce7" office:value-type="float" office:value="4.5" calcext:value-type="float">
            <text:p>4.50</text:p>
          </table:table-cell>
          <table:table-cell table:style-name="ce7" table:formula="of:=0.25*[.E8]+0.25*[.F8]+0.5*[.G8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ета Иванова Гичева</text:p>
          </table:table-cell>
          <table:table-cell table:style-name="ce4" office:value-type="float" office:value="61771" calcext:value-type="float">
            <text:p>6177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.9" calcext:value-type="float">
            <text:p>3.9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table:formula="of:=0.25*[.E9]+0.25*[.F9]+0.5*[.G9]" office:value-type="float" office:value="4.5625" calcext:value-type="float">
            <text:p>4.5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Славян Николаев Славчев</text:p>
          </table:table-cell>
          <table:table-cell table:style-name="ce4" office:value-type="float" office:value="61772" calcext:value-type="float">
            <text:p>61772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3.4" calcext:value-type="float">
            <text:p>3.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4.5" calcext:value-type="float">
            <text:p>4.50</text:p>
          </table:table-cell>
          <table:table-cell table:style-name="ce7" table:formula="of:=0.25*[.E10]+0.25*[.F10]+0.5*[.G10]" office:value-type="float" office:value="3.625" calcext:value-type="float">
            <text:p>3.6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рагомир Василев Евгениев</text:p>
          </table:table-cell>
          <table:table-cell table:style-name="ce4" office:value-type="float" office:value="61773" calcext:value-type="float">
            <text:p>617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.7" calcext:value-type="float">
            <text:p>3.7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11]+0.25*[.F11]+0.5*[.G11]" office:value-type="float" office:value="4.3125" calcext:value-type="float">
            <text:p>4.3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емена Димитрова Василева</text:p>
          </table:table-cell>
          <table:table-cell table:style-name="ce4" office:value-type="float" office:value="61774" calcext:value-type="float">
            <text:p>61774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2" table:style-name="ce7" office:value-type="float" office:value="5.25" calcext:value-type="float">
            <text:p>5.25</text:p>
          </table:table-cell>
          <table:table-cell table:style-name="ce7" office:value-type="float" office:value="4" calcext:value-type="float">
            <text:p>4.00</text:p>
          </table:table-cell>
          <table:table-cell table:style-name="ce7" table:formula="of:=0.25*[.E12]+0.25*[.F12]+0.5*[.G12]" office:value-type="float" office:value="4.625" calcext:value-type="float">
            <text:p>4.6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Станимир Людмилов Димитров</text:p>
          </table:table-cell>
          <table:table-cell table:style-name="ce4" office:value-type="float" office:value="61775" calcext:value-type="float">
            <text:p>617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table:formula="of:=0.25*[.E13]+0.25*[.F13]+0.5*[.G13]" office:value-type="float" office:value="3.875" calcext:value-type="float">
            <text:p>3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гел Станимиров Кирязов</text:p>
          </table:table-cell>
          <table:table-cell table:style-name="ce4" office:value-type="float" office:value="61776" calcext:value-type="float">
            <text:p>61776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3.4" calcext:value-type="float">
            <text:p>3.4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3.5" calcext:value-type="float">
            <text:p>3.50</text:p>
          </table:table-cell>
          <table:table-cell table:style-name="ce7" table:formula="of:=0.25*[.E14]+0.25*[.F14]+0.5*[.G14]" office:value-type="float" office:value="3.9375" calcext:value-type="float">
            <text:p>3.9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Женя Георгиева Георгиева</text:p>
          </table:table-cell>
          <table:table-cell table:style-name="ce4" office:value-type="float" office:value="61777" calcext:value-type="float">
            <text:p>61777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15]+0.25*[.F15]+0.5*[.G15]" office:value-type="float" office:value="3.5625" calcext:value-type="float">
            <text:p>3.5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Тонка Живкова Желева</text:p>
          </table:table-cell>
          <table:table-cell table:style-name="ce4" office:value-type="float" office:value="61778" calcext:value-type="float">
            <text:p>61778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3.45" calcext:value-type="float">
            <text:p>3.45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16]+0.25*[.F16]+0.5*[.G16]" office:value-type="float" office:value="4.625" calcext:value-type="float">
            <text:p>4.6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ка Златкова Зайчева</text:p>
          </table:table-cell>
          <table:table-cell table:style-name="ce4" office:value-type="float" office:value="61779" calcext:value-type="float">
            <text:p>61779</text:p>
          </table:table-cell>
          <table:table-cell table:style-name="ce5" office:value-type="float" office:value="4.45" calcext:value-type="float">
            <text:p>4.4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table:formula="of:=0.25*[.E17]+0.25*[.F17]+0.5*[.G17]" office:value-type="float" office:value="3.875" calcext:value-type="float">
            <text:p>3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асил Даниелов Пашов</text:p>
          </table:table-cell>
          <table:table-cell table:style-name="ce4" office:value-type="float" office:value="61781" calcext:value-type="float">
            <text:p>6178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9" calcext:value-type="float">
            <text:p>5.9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18]+0.25*[.F18]+0.5*[.G18]" office:value-type="float" office:value="4.3125" calcext:value-type="float">
            <text:p>4.3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сислава Ивова Минева</text:p>
          </table:table-cell>
          <table:table-cell table:style-name="ce4" office:value-type="float" office:value="61782" calcext:value-type="float">
            <text:p>61782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Божидар Георгиев Иванов</text:p>
          </table:table-cell>
          <table:table-cell table:style-name="ce4" office:value-type="float" office:value="61783" calcext:value-type="float">
            <text:p>61783</text:p>
          </table:table-cell>
          <table:table-cell table:style-name="ce5" office:value-type="float" office:value="3.45" calcext:value-type="float">
            <text:p>3.45</text:p>
          </table:table-cell>
          <table:table-cell table:style-name="ce5" office:value-type="float" office:value="2.6" calcext:value-type="float">
            <text:p>2.6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20]+0.25*[.F20]+0.5*[.G20]" office:value-type="float" office:value="4.125" calcext:value-type="float">
            <text:p>4.1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Славяна Бориславова Монкова</text:p>
          </table:table-cell>
          <table:table-cell table:style-name="ce4" office:value-type="float" office:value="61784" calcext:value-type="float">
            <text:p>61784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85" calcext:value-type="float">
            <text:p>4.8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6" calcext:value-type="float">
            <text:p>6.00</text:p>
          </table:table-cell>
          <table:table-cell table:style-name="ce7" table:formula="of:=0.25*[.E21]+0.25*[.F21]+0.5*[.G21]" office:value-type="float" office:value="4.8125" calcext:value-type="float">
            <text:p>4.8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Лили Методиева Сотирова</text:p>
          </table:table-cell>
          <table:table-cell table:style-name="ce4" office:value-type="float" office:value="61785" calcext:value-type="float">
            <text:p>6178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3.45" calcext:value-type="float">
            <text:p>3.45</text:p>
          </table:table-cell>
          <table:table-cell table:number-columns-repeated="2" table:style-name="ce7" office:value-type="float" office:value="5.25" calcext:value-type="float">
            <text:p>5.25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table:formula="of:=0.25*[.E22]+0.25*[.F22]+0.5*[.G22]" office:value-type="float" office:value="5" calcext:value-type="float">
            <text:p>5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гдалена Димитрова Иванова</text:p>
          </table:table-cell>
          <table:table-cell table:style-name="ce4" office:value-type="float" office:value="61786" calcext:value-type="float">
            <text:p>61786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4" calcext:value-type="float">
            <text:p>4.00</text:p>
          </table:table-cell>
          <table:table-cell table:style-name="ce7" table:formula="of:=0.25*[.E23]+0.25*[.F23]+0.5*[.G23]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тин Петров Пацов</text:p>
          </table:table-cell>
          <table:table-cell table:style-name="ce4" office:value-type="float" office:value="61787" calcext:value-type="float">
            <text:p>61787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3.05" calcext:value-type="float">
            <text:p>3.05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2" table:style-name="ce7" office:value-type="float" office:value="4.5" calcext:value-type="float">
            <text:p>4.50</text:p>
          </table:table-cell>
          <table:table-cell table:style-name="ce7" table:formula="of:=0.25*[.E24]+0.25*[.F24]+0.5*[.G24]" office:value-type="float" office:value="4.3125" calcext:value-type="float">
            <text:p>4.3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Теодор Ивелинов Иванов</text:p>
          </table:table-cell>
          <table:table-cell table:style-name="ce4" office:value-type="float" office:value="61788" calcext:value-type="float">
            <text:p>61788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25]+0.25*[.F25]+0.5*[.G25]" office:value-type="float" office:value="3.3125" calcext:value-type="float">
            <text:p>3.3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Полина Красимирова Кръстева</text:p>
          </table:table-cell>
          <table:table-cell table:style-name="ce4" office:value-type="float" office:value="61789" calcext:value-type="float">
            <text:p>61789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3.1" calcext:value-type="float">
            <text:p>3.1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26]+0.25*[.F26]+0.5*[.G26]" office:value-type="float" office:value="4.4375" calcext:value-type="float">
            <text:p>4.4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тин Ангелов Ангелов</text:p>
          </table:table-cell>
          <table:table-cell table:style-name="ce4" office:value-type="float" office:value="61790" calcext:value-type="float">
            <text:p>61790</text:p>
          </table:table-cell>
          <table:table-cell table:style-name="ce5" office:value-type="float" office:value="5.45" calcext:value-type="float">
            <text:p>5.45</text:p>
          </table:table-cell>
          <table:table-cell table:style-name="ce5" office:value-type="float" office:value="5.3" calcext:value-type="float">
            <text:p>5.3</text:p>
          </table:table-cell>
          <table:table-cell table:style-name="ce7" office:value-type="float" office:value="4.5" calcext:value-type="float">
            <text:p>4.50</text:p>
          </table:table-cell>
          <table:table-cell table:number-columns-repeated="2" table:style-name="ce7" office:value-type="float" office:value="3.75" calcext:value-type="float">
            <text:p>3.75</text:p>
          </table:table-cell>
          <table:table-cell table:style-name="ce7" table:formula="of:=0.25*[.E27]+0.25*[.F27]+0.5*[.G27]" office:value-type="float" office:value="3.9375" calcext:value-type="float">
            <text:p>3.9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Николай Димитров Сапунджиев</text:p>
          </table:table-cell>
          <table:table-cell table:style-name="ce4" office:value-type="float" office:value="61792" calcext:value-type="float">
            <text:p>61792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table:formula="of:=0.25*[.E28]+0.25*[.F28]+0.5*[.G28]" office:value-type="float" office:value="4.6875" calcext:value-type="float">
            <text:p>4.6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тон Александров Петков</text:p>
          </table:table-cell>
          <table:table-cell table:style-name="ce4" office:value-type="float" office:value="61793" calcext:value-type="float">
            <text:p>61793</text:p>
          </table:table-cell>
          <table:table-cell table:number-columns-repeated="2" table:style-name="ce5" office:value-type="float" office:value="5.75" calcext:value-type="float">
            <text:p>5.7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еселина Валериева Стоянова</text:p>
          </table:table-cell>
          <table:table-cell table:style-name="ce4" office:value-type="float" office:value="61794" calcext:value-type="float">
            <text:p>6179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2" calcext:value-type="float">
            <text:p>4.2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4" calcext:value-type="float">
            <text:p>4.00</text:p>
          </table:table-cell>
          <table:table-cell table:style-name="ce7" table:formula="of:=0.25*[.E30]+0.25*[.F30]+0.5*[.G30]" office:value-type="float" office:value="4.6875" calcext:value-type="float">
            <text:p>4.6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ладимир Йонков Монов</text:p>
          </table:table-cell>
          <table:table-cell table:style-name="ce4" office:value-type="float" office:value="61795" calcext:value-type="float">
            <text:p>61795</text:p>
          </table:table-cell>
          <table:table-cell table:number-columns-repeated="2"/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31]+0.25*[.F31]+0.5*[.G31]" office:value-type="float" office:value="3.3125" calcext:value-type="float">
            <text:p>3.3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аниел Кирилов Иванов</text:p>
          </table:table-cell>
          <table:table-cell table:style-name="ce4" office:value-type="float" office:value="61796" calcext:value-type="float">
            <text:p>61796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3.6" calcext:value-type="float">
            <text:p>3.6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table:formula="of:=0.25*[.E32]+0.25*[.F32]+0.5*[.G32]" office:value-type="float" office:value="4.0625" calcext:value-type="float">
            <text:p>4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тоан Венциславов Стефанов</text:p>
          </table:table-cell>
          <table:table-cell table:style-name="ce4" office:value-type="float" office:value="61797" calcext:value-type="float">
            <text:p>61797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4.3" calcext:value-type="float">
            <text:p>4.3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4" calcext:value-type="float">
            <text:p>4.00</text:p>
          </table:table-cell>
          <table:table-cell table:style-name="ce7" table:formula="of:=0.25*[.E33]+0.25*[.F33]+0.5*[.G33]" office:value-type="float" office:value="4.375" calcext:value-type="float">
            <text:p>4.3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 Георгиев Механджиев</text:p>
          </table:table-cell>
          <table:table-cell table:style-name="ce4" office:value-type="float" office:value="61798" calcext:value-type="float">
            <text:p>61798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table:formula="of:=0.25*[.E34]+0.25*[.F34]+0.5*[.G34]" office:value-type="float" office:value="3.875" calcext:value-type="float">
            <text:p>3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Благой Симеонов Анастасов</text:p>
          </table:table-cell>
          <table:table-cell table:style-name="ce4" office:value-type="float" office:value="61799" calcext:value-type="float">
            <text:p>617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.6" calcext:value-type="float">
            <text:p>3.6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2" table:style-name="ce7" office:value-type="float" office:value="3.75" calcext:value-type="float">
            <text:p>3.75</text:p>
          </table:table-cell>
          <table:table-cell table:style-name="ce7" table:formula="of:=0.25*[.E35]+0.25*[.F35]+0.5*[.G35]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ия Николова Зарчева</text:p>
          </table:table-cell>
          <table:table-cell table:style-name="ce4" office:value-type="float" office:value="61800" calcext:value-type="float">
            <text:p>6180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5.15" calcext:value-type="float">
            <text:p>5.15</text:p>
          </table:table-cell>
          <table:table-cell table:style-name="ce7" office:value-type="float" office:value="5" calcext:value-type="float">
            <text:p>5.00</text:p>
          </table:table-cell>
          <table:table-cell table:number-columns-repeated="2" table:style-name="ce7" office:value-type="float" office:value="3.5" calcext:value-type="float">
            <text:p>3.50</text:p>
          </table:table-cell>
          <table:table-cell table:style-name="ce7" table:formula="of:=0.25*[.E36]+0.25*[.F36]+0.5*[.G36]" office:value-type="float" office:value="3.875" calcext:value-type="float">
            <text:p>3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лександър Божидаров Донков</text:p>
          </table:table-cell>
          <table:table-cell table:style-name="ce4" office:value-type="float" office:value="61802" calcext:value-type="float">
            <text:p>61802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3.1" calcext:value-type="float">
            <text:p>3.1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table:formula="of:=0.25*[.E37]+0.25*[.F37]+0.5*[.G37]" office:value-type="float" office:value="4.4375" calcext:value-type="float">
            <text:p>4.4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анаил Боянов Бенов</text:p>
          </table:table-cell>
          <table:table-cell table:style-name="ce4" office:value-type="float" office:value="61803" calcext:value-type="float">
            <text:p>61803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4.5" calcext:value-type="float">
            <text:p>4.50</text:p>
          </table:table-cell>
          <table:table-cell table:style-name="ce7" table:formula="of:=0.25*[.E38]+0.25*[.F38]+0.5*[.G38]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еорги Кирилов Логодашки</text:p>
          </table:table-cell>
          <table:table-cell table:style-name="ce4" office:value-type="float" office:value="61804" calcext:value-type="float">
            <text:p>61804</text:p>
          </table:table-cell>
          <table:table-cell table:number-columns-repeated="2"/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39]+0.25*[.F39]+0.5*[.G39]" office:value-type="float" office:value="4.0625" calcext:value-type="float">
            <text:p>4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Петър Николаев Вълчев</text:p>
          </table:table-cell>
          <table:table-cell table:style-name="ce4" office:value-type="float" office:value="61805" calcext:value-type="float">
            <text:p>61805</text:p>
          </table:table-cell>
          <table:table-cell table:number-columns-repeated="2" table:style-name="ce5" office:value-type="float" office:value="3.3" calcext:value-type="float">
            <text:p>3.3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40]+0.25*[.F40]+0.5*[.G40]" office:value-type="float" office:value="3.0625" calcext:value-type="float">
            <text:p>3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иян Манолов Дойчев</text:p>
          </table:table-cell>
          <table:table-cell table:style-name="ce4" office:value-type="float" office:value="61806" calcext:value-type="float">
            <text:p>61806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2.6" calcext:value-type="float">
            <text:p>2.6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41]+0.25*[.F41]+0.5*[.G41]" office:value-type="float" office:value="3.4375" calcext:value-type="float">
            <text:p>3.4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лица Емилова Венчова</text:p>
          </table:table-cell>
          <table:table-cell table:style-name="ce4" office:value-type="float" office:value="61807" calcext:value-type="float">
            <text:p>61807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2.6" calcext:value-type="float">
            <text:p>2.6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4" calcext:value-type="float">
            <text:p>4.00</text:p>
          </table:table-cell>
          <table:table-cell table:style-name="ce7" table:formula="of:=0.25*[.E42]+0.25*[.F42]+0.5*[.G42]" office:value-type="float" office:value="4.1875" calcext:value-type="float">
            <text:p>4.1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амен Ивов Тодоров</text:p>
          </table:table-cell>
          <table:table-cell table:style-name="ce4" office:value-type="float" office:value="61808" calcext:value-type="float">
            <text:p>61808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4" calcext:value-type="float">
            <text:p>4.00</text:p>
          </table:table-cell>
          <table:table-cell table:style-name="ce7" table:formula="of:=0.25*[.E43]+0.25*[.F43]+0.5*[.G43]" office:value-type="float" office:value="3" calcext:value-type="float">
            <text:p>3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лександър Венциславов Витанов</text:p>
          </table:table-cell>
          <table:table-cell table:style-name="ce4" office:value-type="float" office:value="61809" calcext:value-type="float">
            <text:p>6180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65" calcext:value-type="float">
            <text:p>3.6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44]+0.25*[.F44]+0.5*[.G44]" office:value-type="float" office:value="2.875" calcext:value-type="float">
            <text:p>2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Розалия Николаева Маринова</text:p>
          </table:table-cell>
          <table:table-cell table:style-name="ce4" office:value-type="float" office:value="61811" calcext:value-type="float">
            <text:p>61811</text:p>
          </table:table-cell>
          <table:table-cell table:style-name="ce5" office:value-type="float" office:value="4.25" calcext:value-type="float">
            <text:p>4.25</text:p>
          </table:table-cell>
          <table:table-cell/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45]+0.25*[.F45]+0.5*[.G45]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ладимир Венелинов Генчев</text:p>
          </table:table-cell>
          <table:table-cell table:style-name="ce4" office:value-type="float" office:value="61812" calcext:value-type="float">
            <text:p>6181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46]+0.25*[.F46]+0.5*[.G46]" office:value-type="float" office:value="2.6875" calcext:value-type="float">
            <text:p>2.6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ихаил Данчев Стателов</text:p>
          </table:table-cell>
          <table:table-cell table:style-name="ce4" office:value-type="float" office:value="61813" calcext:value-type="float">
            <text:p>61813</text:p>
          </table:table-cell>
          <table:table-cell table:style-name="ce5" office:value-type="float" office:value="2.1" calcext:value-type="float">
            <text:p>2.1</text:p>
          </table:table-cell>
          <table:table-cell/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47]+0.25*[.F47]+0.5*[.G47]" office:value-type="float" office:value="3.875" calcext:value-type="float">
            <text:p>3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лизабет Радославова Павлова</text:p>
          </table:table-cell>
          <table:table-cell table:style-name="ce4" office:value-type="float" office:value="61815" calcext:value-type="float">
            <text:p>618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.05" calcext:value-type="float">
            <text:p>3.0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тин Богданов</text:p>
          </table:table-cell>
          <table:table-cell table:style-name="ce4" office:value-type="float" office:value="61817" calcext:value-type="float">
            <text:p>61817</text:p>
          </table:table-cell>
          <table:table-cell table:number-columns-repeated="2" table:style-name="ce5" office:value-type="float" office:value="3.25" calcext:value-type="float">
            <text:p>3.2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ия Николаева Димитрова</text:p>
          </table:table-cell>
          <table:table-cell table:style-name="ce4" office:value-type="float" office:value="61818" calcext:value-type="float">
            <text:p>61818</text:p>
          </table:table-cell>
          <table:table-cell table:style-name="ce5" office:value-type="float" office:value="4.35" calcext:value-type="float">
            <text:p>4.35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ян Даниелов Денчев</text:p>
          </table:table-cell>
          <table:table-cell table:style-name="ce4" office:value-type="float" office:value="61820" calcext:value-type="float">
            <text:p>61820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.00</text:p>
          </table:table-cell>
          <table:table-cell table:number-columns-repeated="2" table:style-name="ce7" office:value-type="float" office:value="3.5" calcext:value-type="float">
            <text:p>3.50</text:p>
          </table:table-cell>
          <table:table-cell table:style-name="ce7" table:formula="of:=0.25*[.E51]+0.25*[.F51]+0.5*[.G51]" office:value-type="float" office:value="3.875" calcext:value-type="float">
            <text:p>3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ма Георгиева Георгиева</text:p>
          </table:table-cell>
          <table:table-cell table:style-name="ce4" office:value-type="float" office:value="61821" calcext:value-type="float">
            <text:p>61821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5.3" calcext:value-type="float">
            <text:p>5.3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2" table:style-name="ce7" office:value-type="float" office:value="4.25" calcext:value-type="float">
            <text:p>4.25</text:p>
          </table:table-cell>
          <table:table-cell table:style-name="ce7" table:formula="of:=0.25*[.E52]+0.25*[.F52]+0.5*[.G52]" office:value-type="float" office:value="4.1875" calcext:value-type="float">
            <text:p>4.1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Янита Валтерова Докова</text:p>
          </table:table-cell>
          <table:table-cell table:style-name="ce4" office:value-type="float" office:value="61822" calcext:value-type="float">
            <text:p>61822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3.4" calcext:value-type="float">
            <text:p>3.4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table:formula="of:=0.25*[.E53]+0.25*[.F53]+0.5*[.G53]" office:value-type="float" office:value="5.0625" calcext:value-type="float">
            <text:p>5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 Николов Божков</text:p>
          </table:table-cell>
          <table:table-cell table:style-name="ce4" office:value-type="float" office:value="61823" calcext:value-type="float">
            <text:p>618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2" table:style-name="ce7" office:value-type="float" office:value="5.5" calcext:value-type="float">
            <text:p>5.5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54]+0.25*[.F54]+0.5*[.G54]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имитър Жоров Цонев</text:p>
          </table:table-cell>
          <table:table-cell table:style-name="ce4" office:value-type="float" office:value="61824" calcext:value-type="float">
            <text:p>61824</text:p>
          </table:table-cell>
          <table:table-cell table:style-name="ce5" office:value-type="float" office:value="3.7" calcext:value-type="float">
            <text:p>3.7</text:p>
          </table:table-cell>
          <table:table-cell/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55]+0.25*[.F55]+0.5*[.G55]" office:value-type="float" office:value="3.4375" calcext:value-type="float">
            <text:p>3.4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яна Вениславова Кунчева</text:p>
          </table:table-cell>
          <table:table-cell table:style-name="ce4" office:value-type="float" office:value="61825" calcext:value-type="float">
            <text:p>61825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4.6" calcext:value-type="float">
            <text:p>4.6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56]+0.25*[.F56]+0.5*[.G56]" office:value-type="float" office:value="3.5625" calcext:value-type="float">
            <text:p>3.5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Петър Георгиев Георгиев</text:p>
          </table:table-cell>
          <table:table-cell table:style-name="ce4" office:value-type="float" office:value="61827" calcext:value-type="float">
            <text:p>61827</text:p>
          </table:table-cell>
          <table:table-cell table:number-columns-repeated="2"/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4" calcext:value-type="float">
            <text:p>4.00</text:p>
          </table:table-cell>
          <table:table-cell table:style-name="ce7" table:formula="of:=0.25*[.E57]+0.25*[.F57]+0.5*[.G57]" office:value-type="float" office:value="4.875" calcext:value-type="float">
            <text:p>4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Николина Сашева Дойчева</text:p>
          </table:table-cell>
          <table:table-cell table:style-name="ce4" office:value-type="float" office:value="61828" calcext:value-type="float">
            <text:p>61828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3.8" calcext:value-type="float">
            <text:p>3.8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table:formula="of:=0.25*[.E58]+0.25*[.F58]+0.5*[.G58]" office:value-type="float" office:value="3.625" calcext:value-type="float">
            <text:p>3.6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Титко Калинов Титков</text:p>
          </table:table-cell>
          <table:table-cell table:style-name="ce4" office:value-type="float" office:value="61829" calcext:value-type="float">
            <text:p>618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2" calcext:value-type="float">
            <text:p>3.2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5.75" calcext:value-type="float">
            <text:p>5.75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Йоан Евгениев Стоянов</text:p>
          </table:table-cell>
          <table:table-cell table:style-name="ce4" office:value-type="float" office:value="61830" calcext:value-type="float">
            <text:p>61830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2.95" calcext:value-type="float">
            <text:p>2.95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formula="of:=0.25*[.E60]+0.25*[.F60]+0.5*[.G60]" office:value-type="float" office:value="4.9375" calcext:value-type="float">
            <text:p>4.9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Христо Тонев Лачев</text:p>
          </table:table-cell>
          <table:table-cell table:style-name="ce4" office:value-type="float" office:value="61831" calcext:value-type="float">
            <text:p>61831</text:p>
          </table:table-cell>
          <table:table-cell table:number-columns-repeated="2" table:style-name="ce5" office:value-type="float" office:value="2.5" calcext:value-type="float">
            <text:p>2.5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table:formula="of:=0.25*[.E61]+0.25*[.F61]+0.5*[.G61]" office:value-type="float" office:value="4.875" calcext:value-type="float">
            <text:p>4.8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оника Ивова Герова</text:p>
          </table:table-cell>
          <table:table-cell table:style-name="ce4" office:value-type="float" office:value="61832" calcext:value-type="float">
            <text:p>61832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5.55" calcext:value-type="float">
            <text:p>5.5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table:formula="of:=0.25*[.E62]+0.25*[.F62]+0.5*[.G62]" office:value-type="float" office:value="4.625" calcext:value-type="float">
            <text:p>4.6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 Тодоров Петров</text:p>
          </table:table-cell>
          <table:table-cell table:style-name="ce4" office:value-type="float" office:value="61833" calcext:value-type="float">
            <text:p>6183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2" table:style-name="ce7" office:value-type="float" office:value="3" calcext:value-type="float">
            <text:p>3.0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ян Боянов Крумов</text:p>
          </table:table-cell>
          <table:table-cell table:style-name="ce4" office:value-type="float" office:value="61834" calcext:value-type="float">
            <text:p>61834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2.8" calcext:value-type="float">
            <text:p>2.8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table:formula="of:=0.25*[.E64]+0.25*[.F64]+0.5*[.G64]" office:value-type="float" office:value="3.8125" calcext:value-type="float">
            <text:p>3.8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Ружа Емилова Боботанова</text:p>
          </table:table-cell>
          <table:table-cell table:style-name="ce4" office:value-type="float" office:value="61835" calcext:value-type="float">
            <text:p>61835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3.5" calcext:value-type="float">
            <text:p>3.50</text:p>
          </table:table-cell>
          <table:table-cell table:style-name="ce7" table:formula="of:=0.25*[.E65]+0.25*[.F65]+0.5*[.G65]" office:value-type="float" office:value="4.125" calcext:value-type="float">
            <text:p>4.1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ирослав Евгениев Николов</text:p>
          </table:table-cell>
          <table:table-cell table:style-name="ce4" office:value-type="float" office:value="61836" calcext:value-type="float">
            <text:p>61836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3.2" calcext:value-type="float">
            <text:p>3.2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formula="of:=0.25*[.E66]+0.25*[.F66]+0.5*[.G66]" office:value-type="float" office:value="4.5625" calcext:value-type="float">
            <text:p>4.5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лица Здравкова Кехайова</text:p>
          </table:table-cell>
          <table:table-cell table:style-name="ce4" office:value-type="float" office:value="61837" calcext:value-type="float">
            <text:p>61837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.1" calcext:value-type="float">
            <text:p>3.1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67]+0.25*[.F67]+0.5*[.G67]" office:value-type="float" office:value="3.1875" calcext:value-type="float">
            <text:p>3.1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сислава Бисерова Асенова</text:p>
          </table:table-cell>
          <table:table-cell table:style-name="ce4" office:value-type="float" office:value="61838" calcext:value-type="float">
            <text:p>61838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5.7" calcext:value-type="float">
            <text:p>5.7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formula="of:=0.25*[.E68]+0.25*[.F68]+0.5*[.G68]" office:value-type="float" office:value="4.5625" calcext:value-type="float">
            <text:p>4.5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илко Георгиев Кунев</text:p>
          </table:table-cell>
          <table:table-cell table:style-name="ce4" office:value-type="float" office:value="61840" calcext:value-type="float">
            <text:p>61840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3.2" calcext:value-type="float">
            <text:p>3.2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table:formula="of:=0.25*[.E69]+0.25*[.F69]+0.5*[.G69]" office:value-type="float" office:value="4.3125" calcext:value-type="float">
            <text:p>4.3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имитър Красимиров Пъхнев</text:p>
          </table:table-cell>
          <table:table-cell table:style-name="ce4" office:value-type="float" office:value="61841" calcext:value-type="float">
            <text:p>61841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formula="of:=0.25*[.E70]+0.25*[.F70]+0.5*[.G70]" office:value-type="float" office:value="4.6875" calcext:value-type="float">
            <text:p>4.6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астасия Рачева Рачева</text:p>
          </table:table-cell>
          <table:table-cell table:style-name="ce4" office:value-type="float" office:value="61842" calcext:value-type="float">
            <text:p>61842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5.3" calcext:value-type="float">
            <text:p>5.3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ладислав Красимиров Атанасов</text:p>
          </table:table-cell>
          <table:table-cell table:style-name="ce4" office:value-type="float" office:value="61843" calcext:value-type="float">
            <text:p>61843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3.5" calcext:value-type="float">
            <text:p>3.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4" calcext:value-type="float">
            <text:p>4.00</text:p>
          </table:table-cell>
          <table:table-cell table:style-name="ce7" table:formula="of:=0.25*[.E72]+0.25*[.F72]+0.5*[.G72]" office:value-type="float" office:value="3.375" calcext:value-type="float">
            <text:p>3.3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ирослав Димитров Лалев</text:p>
          </table:table-cell>
          <table:table-cell table:style-name="ce4" office:value-type="float" office:value="61844" calcext:value-type="float">
            <text:p>61844</text:p>
          </table:table-cell>
          <table:table-cell table:style-name="ce6" office:value-type="float" office:value="2.25" calcext:value-type="float">
            <text:p>2.25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formula="of:=0.25*[.E73]+0.25*[.F73]+0.5*[.G73]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Петър Павлов Татерски</text:p>
          </table:table-cell>
          <table:table-cell table:style-name="ce4" office:value-type="float" office:value="61845" calcext:value-type="float">
            <text:p>6184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5.25" calcext:value-type="float">
            <text:p>5.25</text:p>
          </table:table-cell>
          <table:table-cell table:style-name="ce7"/>
          <table:table-cell table:style-name="ce7" table:formula="of:=0.25*[.E74]+0.25*[.F74]+0.5*[.G74]" office:value-type="float" office:value="2.6875" calcext:value-type="float">
            <text:p>2.6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Тодор Георгиев Гайдаров</text:p>
          </table:table-cell>
          <table:table-cell table:style-name="ce4" office:value-type="float" office:value="61847" calcext:value-type="float">
            <text:p>6184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table:formula="of:=0.25*[.E75]+0.25*[.F75]+0.5*[.G75]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иктор Стефанов Клисуров</text:p>
          </table:table-cell>
          <table:table-cell table:style-name="ce4" office:value-type="float" office:value="61848" calcext:value-type="float">
            <text:p>61848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76]+0.25*[.F76]+0.5*[.G76]" office:value-type="float" office:value="3" calcext:value-type="float">
            <text:p>3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абриела Грозданова Грозева</text:p>
          </table:table-cell>
          <table:table-cell table:style-name="ce4" office:value-type="float" office:value="61850" calcext:value-type="float">
            <text:p>61850</text:p>
          </table:table-cell>
          <table:table-cell table:style-name="ce5" office:value-type="float" office:value="4.1" calcext:value-type="float">
            <text:p>4.1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77]+0.25*[.F77]+0.5*[.G77]" office:value-type="float" office:value="2.625" calcext:value-type="float">
            <text:p>2.6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ергана Йорданова Барилска</text:p>
          </table:table-cell>
          <table:table-cell table:style-name="ce4" office:value-type="float" office:value="61851" calcext:value-type="float">
            <text:p>6185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5" calcext:value-type="float">
            <text:p>2.2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78]+0.25*[.F78]+0.5*[.G78]" office:value-type="float" office:value="3.375" calcext:value-type="float">
            <text:p>3.3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на Гоцова Джурджина</text:p>
          </table:table-cell>
          <table:table-cell table:style-name="ce4" office:value-type="float" office:value="61852" calcext:value-type="float">
            <text:p>61852</text:p>
          </table:table-cell>
          <table:table-cell/>
          <table:table-cell table:style-name="ce5" office:value-type="float" office:value="3.3" calcext:value-type="float">
            <text:p>3.3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79]+0.25*[.F79]+0.5*[.G79]" office:value-type="float" office:value="4.0625" calcext:value-type="float">
            <text:p>4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тин Радков Духовников</text:p>
          </table:table-cell>
          <table:table-cell table:style-name="ce4" office:value-type="float" office:value="61853" calcext:value-type="float">
            <text:p>61853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ян Светославов Светославов</text:p>
          </table:table-cell>
          <table:table-cell table:style-name="ce4" office:value-type="float" office:value="61854" calcext:value-type="float">
            <text:p>61854</text:p>
          </table:table-cell>
          <table:table-cell table:style-name="ce5" office:value-type="float" office:value="3.45" calcext:value-type="float">
            <text:p>3.4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остадин Тодоров Хамънов</text:p>
          </table:table-cell>
          <table:table-cell table:style-name="ce4" office:value-type="float" office:value="61855" calcext:value-type="float">
            <text:p>61855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formula="of:=0.25*[.E82]+0.25*[.F82]+0.5*[.G82]" office:value-type="float" office:value="4.625" calcext:value-type="float">
            <text:p>4.6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на Красимирова Цолева</text:p>
          </table:table-cell>
          <table:table-cell table:style-name="ce4" office:value-type="float" office:value="61856" calcext:value-type="float">
            <text:p>6185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83]+0.25*[.F83]+0.5*[.G83]" office:value-type="float" office:value="4.0625" calcext:value-type="float">
            <text:p>4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алин Бисеров Милушев</text:p>
          </table:table-cell>
          <table:table-cell table:style-name="ce4" office:value-type="float" office:value="61857" calcext:value-type="float">
            <text:p>61857</text:p>
          </table:table-cell>
          <table:table-cell table:style-name="ce5" office:value-type="float" office:value="4.85" calcext:value-type="float">
            <text:p>4.85</text:p>
          </table:table-cell>
          <table:table-cell/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84]+0.25*[.F84]+0.5*[.G84]" office:value-type="float" office:value="3.3125" calcext:value-type="float">
            <text:p>3.3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илян Иванов Георгиев</text:p>
          </table:table-cell>
          <table:table-cell table:style-name="ce4" office:value-type="float" office:value="61858" calcext:value-type="float">
            <text:p>61858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3.6" calcext:value-type="float">
            <text:p>3.6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4.5" calcext:value-type="float">
            <text:p>4.50</text:p>
          </table:table-cell>
          <table:table-cell table:style-name="ce7" table:formula="of:=0.25*[.E85]+0.25*[.F85]+0.5*[.G85]" office:value-type="float" office:value="4.0625" calcext:value-type="float">
            <text:p>4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еорги Димитров Николов</text:p>
          </table:table-cell>
          <table:table-cell table:style-name="ce4" office:value-type="float" office:value="61859" calcext:value-type="float">
            <text:p>61859</text:p>
          </table:table-cell>
          <table:table-cell table:style-name="ce5" office:value-type="float" office:value="2.2" calcext:value-type="float">
            <text:p>2.2</text:p>
          </table:table-cell>
          <table:table-cell/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86]+0.25*[.F86]+0.5*[.G86]" office:value-type="float" office:value="4.1875" calcext:value-type="float">
            <text:p>4.1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амелия Тончева Иванова</text:p>
          </table:table-cell>
          <table:table-cell table:style-name="ce4" office:value-type="float" office:value="61861" calcext:value-type="float">
            <text:p>61861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3" calcext:value-type="float">
            <text:p>3.00</text:p>
          </table:table-cell>
          <table:table-cell table:style-name="ce7" table:formula="of:=0.25*[.E87]+0.25*[.F87]+0.5*[.G87]" office:value-type="float" office:value="3.0625" calcext:value-type="float">
            <text:p>3.0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Йордан Здравков Стоичков</text:p>
          </table:table-cell>
          <table:table-cell table:style-name="ce4" office:value-type="float" office:value="61863" calcext:value-type="float">
            <text:p>61863</text:p>
          </table:table-cell>
          <table:table-cell table:style-name="ce5" office:value-type="float" office:value="2.3" calcext:value-type="float">
            <text:p>2.3</text:p>
          </table:table-cell>
          <table:table-cell/>
          <table:table-cell table:style-name="ce7" office:value-type="float" office:value="3.5" calcext:value-type="float">
            <text:p>3.50</text:p>
          </table:table-cell>
          <table:table-cell table:number-columns-repeated="3"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абриела Георгиева Йорданова</text:p>
          </table:table-cell>
          <table:table-cell table:style-name="ce4" office:value-type="float" office:value="61864" calcext:value-type="float">
            <text:p>6186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table:formula="of:=0.25*[.E89]+0.25*[.F89]+0.5*[.G89]" office:value-type="float" office:value="4.8125" calcext:value-type="float">
            <text:p>4.8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асимира Атанасова Бадова</text:p>
          </table:table-cell>
          <table:table-cell table:style-name="ce4" office:value-type="float" office:value="61866" calcext:value-type="float">
            <text:p>61866</text:p>
          </table:table-cell>
          <table:table-cell table:style-name="ce5" office:value-type="float" office:value="2.75" calcext:value-type="float">
            <text:p>2.75</text:p>
          </table:table-cell>
          <table:table-cell table:style-name="ce5" office:value-type="float" office:value="3.5" calcext:value-type="float">
            <text:p>3.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table:formula="of:=0.25*[.E90]+0.25*[.F90]+0.5*[.G90]" office:value-type="float" office:value="4.8125" calcext:value-type="float">
            <text:p>4.8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Бисер Ивов Сираков</text:p>
          </table:table-cell>
          <table:table-cell table:style-name="ce4" office:value-type="float" office:value="61867" calcext:value-type="float">
            <text:p>61867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/>
          <table:table-cell table:style-name="ce7" office:value-type="float" office:value="3" calcext:value-type="float">
            <text:p>3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сислава Мариова Цветкова</text:p>
          </table:table-cell>
          <table:table-cell table:style-name="ce4" office:value-type="float" office:value="61868" calcext:value-type="float">
            <text:p>61868</text:p>
          </table:table-cell>
          <table:table-cell table:style-name="ce5" office:value-type="float" office:value="5.95" calcext:value-type="float">
            <text:p>5.95</text:p>
          </table:table-cell>
          <table:table-cell table:style-name="ce5" office:value-type="float" office:value="5.85" calcext:value-type="float">
            <text:p>5.85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2" table:style-name="ce7" office:value-type="float" office:value="4" calcext:value-type="float">
            <text:p>4.0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Ренета Йорданова Николова</text:p>
          </table:table-cell>
          <table:table-cell table:style-name="ce4" office:value-type="float" office:value="61869" calcext:value-type="float">
            <text:p>61869</text:p>
          </table:table-cell>
          <table:table-cell table:style-name="ce5" office:value-type="float" office:value="4.45" calcext:value-type="float">
            <text:p>4.45</text:p>
          </table:table-cell>
          <table:table-cell table:style-name="ce5" office:value-type="float" office:value="3.6" calcext:value-type="float">
            <text:p>3.6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table:formula="of:=0.25*[.E93]+0.25*[.F93]+0.5*[.G93]" office:value-type="float" office:value="3.1875" calcext:value-type="float">
            <text:p>3.1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Радослав Ангелов Ангелов</text:p>
          </table:table-cell>
          <table:table-cell table:style-name="ce4" office:value-type="float" office:value="61870" calcext:value-type="float">
            <text:p>61870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6" calcext:value-type="float">
            <text:p>6.00</text:p>
          </table:table-cell>
          <table:table-cell table:number-columns-repeated="2" table:style-name="ce7" office:value-type="float" office:value="5" calcext:value-type="float">
            <text:p>5.00</text:p>
          </table:table-cell>
          <table:table-cell table:style-name="ce7" table:formula="of:=0.25*[.E94]+0.25*[.F94]+0.5*[.G94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7" table:number-columns-repeated="3"/>
          <table:table-cell table:number-columns-repeated="1016"/>
        </table:table-row>
        <table:table-row table:style-name="ro2" table:number-rows-repeated="4">
          <table:table-cell table:number-columns-repeated="4"/>
          <table:table-cell table:style-name="ce7" table:number-columns-repeated="2"/>
          <table:table-cell table:number-columns-repeated="1017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лв.</number:text>
    </number:number-style>
    <number:number-style style:name="N126">
      <number:text>-</number:text>
      <number:number number:decimal-places="0" loext:min-decimal-places="0" number:min-integer-digits="1" number:grouping="true"/>
      <number:text> лв.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лв.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лв.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лв.</number:text>
    </number:number-style>
    <number:number-style style:name="N129">
      <number:text>-</number:text>
      <number:number number:decimal-places="2" loext:min-decimal-places="2" number:min-integer-digits="1" number:grouping="true"/>
      <number:text> лв.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лв.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лв.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4P2" style:volatile="true">
      <loext:fill-character> </loext:fill-character>
      <number:text>- 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лв.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лв. </number:text>
    </number:number-style>
    <number:number-style style:name="N138P2" style:volatile="true">
      <loext:fill-character> </loext:fill-character>
      <number:text>- лв.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лв.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лв.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лв.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6:33:19.842849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05:20.393962222</meta:creation-date>
    <dc:date>2017-06-26T16:35:53.632601726</dc:date>
    <meta:editing-duration>PT11M15S</meta:editing-duration>
    <meta:editing-cycles>3</meta:editing-cycles>
    <meta:generator>LibreOffice/5.1.6.2$Linux_X86_64 LibreOffice_project/10m0$Build-2</meta:generator>
    <meta:document-statistic meta:table-count="1" meta:cell-count="732" meta:object-count="0"/>
  </office:meta>
</office:document-meta>
</file>